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xfSeProxyFactoryBean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setInterfaceName( QName interfa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isUseJBI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setService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createProxy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xfSeProxyFactoryBean.setUseJBIWrapper( boolean useJBIWrap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removeInterceptor( List &lt; Interceptor &gt; interceptors , String whichInterce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xfSeProxyFactor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isUseSOAPEnvel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setFactory( Client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xfSeProxyFactoryBean.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setUseSOAPEnvelope( boolean useSOAPEnvel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xfSeProxyFactoryBean.setType(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setContainer( Container contai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setEndpoint( String endpoi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isPropagateSecurity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getInternalContex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xfSeProxyFactoryBean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xfSeProxyFactoryBean.setContext( 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setPropagateSecuritySubject( boolean propagateSecurity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xfSeProxyFactoryBean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